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ici comment vous pouvez appliquer la technique MosCoW sur un projet web :</text:p>
      <text:list text:style-name="L1">
        <text:list-item>
          <text:p text:style-name="P1">Identifiez toutes les exigences du projet : Commencez par énumérer toutes les exigences du projet. Cela peut inclure des fonctionnalités, des exigences de performance, des exigences de sécurité, des exigences de conception, des exigences de convivialité, etc.</text:p>
        </text:list-item>
        <text:list-item>
          <text:p text:style-name="P1">Classez chaque exigence dans l'une des quatre catégories MosCoW : Examinez chaque exigence et décidez si elle appartient à la catégorie "Doit avoir", "Devrait avoir", "Pourrait avoir" ou "Ne sera pas inclus".</text:p>
        </text:list-item>
        <text:list-item>
          <text:p text:style-name="P1">Priorisez les exigences de la catégorie "Doit avoir" : Les exigences de la catégorie "Doit avoir" sont les plus importantes pour le succès du projet. Elles doivent être satisfaites en premier et doivent être intégrées à la première version du produit.</text:p>
        </text:list-item>
        <text:list-item>
          <text:p text:style-name="P1">Identifiez les exigences de la catégorie "Devrait avoir" : Les exigences de la catégorie "Devrait avoir" sont importantes mais moins critiques que celles de la catégorie "Doit avoir". Elles doivent être satisfaites après les exigences de la catégorie "Doit avoir", mais avant celles de la catégorie "Pourrait avoir".</text:p>
        </text:list-item>
        <text:list-item>
          <text:p text:style-name="P1">Évaluez les exigences de la catégorie "Pourrait avoir" : Les exigences de la catégorie "Pourrait avoir" sont moins critiques que celles des deux premières catégories, mais elles peuvent ajouter de la valeur au projet. Elles doivent être satisfaites après les exigences des deux premières catégories, mais avant les exigences de la catégorie "Ne sera pas inclus".</text:p>
        </text:list-item>
        <text:list-item>
          <text:p text:style-name="P1">Écartez les exigences de la catégorie "Ne sera pas inclus" : Les exigences de la catégorie "Ne sera pas inclus" ne sont pas essentielles pour le succès du projet et ne seront pas satisfaites dans cette version du produit. Cela peut inclure des fonctionnalités ou des exigences qui ne sont pas pertinentes pour le projet en cours.</text:p>
        </text:list-item>
      </text:list>
      <text:p text:style-name="Text_20_body">En utilisant la technique MosCoW pour prioriser les exigences de votre projet web, vous pouvez vous concentrer sur les éléments les plus critiques pour le succès du projet, tout en gardant à l'esprit les exigences moins critiques qui peuvent être satisfaites dans une version ultérieure du produ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7:04:12.329000000</meta:creation-date>
    <meta:generator>LibreOffice/7.5.2.2$Windows_X86_64 LibreOffice_project/53bb9681a964705cf672590721dbc85eb4d0c3a2</meta:generator>
    <dc:date>2023-04-19T17:06:54.231000000</dc:date>
    <meta:editing-duration>PT2M42S</meta:editing-duration>
    <meta:editing-cycles>1</meta:editing-cycles>
    <meta:document-statistic meta:table-count="0" meta:image-count="0" meta:object-count="0" meta:page-count="1" meta:paragraph-count="8" meta:word-count="337" meta:character-count="2110" meta:non-whitespace-character-count="1787"/>
  </office:meta>
</office:document-meta>
</file>